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8aa0" officeooo:paragraph-rsid="00198aa0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19ac24" officeooo:paragraph-rsid="0019ac24"/>
    </style:style>
    <style:style style:name="P3" style:family="paragraph" style:parent-style-name="Standard" style:list-style-name="L4">
      <style:text-properties officeooo:rsid="00198aa0" officeooo:paragraph-rsid="00198aa0"/>
    </style:style>
    <style:style style:name="P4" style:family="paragraph" style:parent-style-name="Standard" style:list-style-name="L6">
      <style:text-properties officeooo:rsid="00198aa0" officeooo:paragraph-rsid="00198aa0"/>
    </style:style>
    <style:style style:name="P5" style:family="paragraph" style:parent-style-name="Standard" style:list-style-name="L8">
      <style:text-properties officeooo:rsid="00198aa0" officeooo:paragraph-rsid="00198aa0"/>
    </style:style>
    <style:style style:name="P6" style:family="paragraph" style:parent-style-name="Standard" style:list-style-name="L2">
      <style:text-properties officeooo:rsid="001ba55b" officeooo:paragraph-rsid="001ba55b"/>
    </style:style>
    <style:style style:name="P7" style:family="paragraph" style:parent-style-name="Standard" style:list-style-name="L3">
      <style:text-properties officeooo:rsid="001ba55b" officeooo:paragraph-rsid="001ba55b"/>
    </style:style>
    <style:style style:name="P8" style:family="paragraph" style:parent-style-name="Standard" style:list-style-name="L4">
      <style:text-properties officeooo:rsid="001ba55b" officeooo:paragraph-rsid="001ba55b"/>
    </style:style>
    <style:style style:name="P9" style:family="paragraph" style:parent-style-name="Standard">
      <style:text-properties officeooo:rsid="001ba55b" officeooo:paragraph-rsid="001ba55b"/>
    </style:style>
    <style:style style:name="P10" style:family="paragraph" style:parent-style-name="Standard" style:list-style-name="L7">
      <style:text-properties officeooo:rsid="001ba55b" officeooo:paragraph-rsid="001ba55b"/>
    </style:style>
    <style:style style:name="P11" style:family="paragraph" style:parent-style-name="Text_20_body" style:list-style-name="L1">
      <style:text-properties officeooo:rsid="001ba55b" officeooo:paragraph-rsid="001ba55b"/>
    </style:style>
    <style:style style:name="P12" style:family="paragraph" style:parent-style-name="Text_20_body" style:list-style-name="L5">
      <style:paragraph-properties fo:margin-top="0cm" fo:margin-bottom="0cm" style:contextual-spacing="false"/>
      <style:text-properties officeooo:rsid="0019ac24" officeooo:paragraph-rsid="0019ac24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officeooo:rsid="0019ac24" officeooo:paragraph-rsid="001d18f6"/>
    </style:style>
    <style:style style:name="P14" style:family="paragraph" style:parent-style-name="Text_20_body" style:list-style-name="L9">
      <style:paragraph-properties fo:margin-top="0cm" fo:margin-bottom="0cm" style:contextual-spacing="false"/>
      <style:text-properties officeooo:rsid="001ba55b" officeooo:paragraph-rsid="001ba55b"/>
    </style:style>
    <style:style style:name="P15" style:family="paragraph" style:parent-style-name="Heading_20_1">
      <style:text-properties officeooo:rsid="00198aa0"/>
    </style:style>
    <style:style style:name="P16" style:family="paragraph" style:parent-style-name="Heading_20_2">
      <style:text-properties officeooo:rsid="00198aa0"/>
    </style:style>
    <style:style style:name="P17" style:family="paragraph" style:parent-style-name="Heading_20_2">
      <style:text-properties officeooo:rsid="001ba55b" officeooo:paragraph-rsid="001ba55b"/>
    </style:style>
    <style:style style:name="P18" style:family="paragraph" style:parent-style-name="Heading_20_2">
      <style:text-properties officeooo:rsid="0019ac24" officeooo:paragraph-rsid="0019ac24"/>
    </style:style>
    <style:style style:name="P19" style:family="paragraph" style:parent-style-name="Heading_20_2">
      <style:paragraph-properties fo:margin-top="0cm" fo:margin-bottom="0cm" style:contextual-spacing="false"/>
      <style:text-properties officeooo:rsid="0019ac24" officeooo:paragraph-rsid="001ba55b"/>
    </style:style>
    <style:style style:name="T1" style:family="text">
      <style:text-properties officeooo:rsid="001ba55b"/>
    </style:style>
    <style:style style:name="T2" style:family="text">
      <style:text-properties officeooo:rsid="001d18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Dokumentation</text:h>
      <text:p text:style-name="P1"/>
      <text:h text:style-name="P17" text:outline-level="2">Statistik</text:h>
      <text:list xml:id="list6431266001" text:style-name="L1">
        <text:list-item>
          <text:p text:style-name="P11">LOC</text:p>
        </text:list-item>
        <text:list-item>
          <text:p text:style-name="P11">Tests</text:p>
        </text:list-item>
        <text:list-item>
          <text:p text:style-name="P11">...</text:p>
        </text:list-item>
      </text:list>
      <text:h text:style-name="P16" text:outline-level="2">Detaillierte Fehlerangabe</text:h>
      <text:list xml:id="list203187604" text:style-name="L2">
        <text:list-item>
          <text:p text:style-name="P6">Verschiedene Terme (?), die keine Formeln sind</text:p>
        </text:list-item>
      </text:list>
      <text:h text:style-name="P17" text:outline-level="2">GUI</text:h>
      <text:list xml:id="list901684451" text:style-name="L3">
        <text:list-item>
          <text:p text:style-name="P7">Screenshots</text:p>
        </text:list-item>
        <text:list-item>
          <text:p text:style-name="P7">Erklärung GUI</text:p>
        </text:list-item>
      </text:list>
      <text:h text:style-name="P16" text:outline-level="2">Fokus / Ziele der fertigen Software</text:h>
      <text:list xml:id="list1757871159" text:style-name="L4">
        <text:list-item>
          <text:p text:style-name="P3">Direkte Eingabe von Funktionen aus dem Skript ermöglichen</text:p>
        </text:list-item>
        <text:list-item>
          <text:p text:style-name="P8">Fokus auf Demonstration / Ausprobieren, nicht Performance</text:p>
        </text:list-item>
        <text:list-item>
          <text:p text:style-name="P3">Stark detaillierte Fehlerbehandlung</text:p>
        </text:list-item>
        <text:list-item>
          <text:p text:style-name="P3">Funktionsfähiges, unterstützendes GUI</text:p>
        </text:list-item>
      </text:list>
      <text:p text:style-name="P1"/>
      <text:h text:style-name="P18" text:outline-level="2">Funktionenübersicht</text:h>
      <text:list xml:id="list339797447" text:style-name="L5">
        <text:list-item>
          <text:p text:style-name="P13"><text:span text:style-name="T2">Metavariablen: A = [Formel]</text:span></text:p>
        </text:list-item>
        <text:list-item>
          <text:p text:style-name="P12">dchains()</text:p>
        </text:list-item>
        <text:list-item>
          <text:p text:style-name="P12">nnf()</text:p>
        </text:list-item>
        <text:list-item>
          <text:p text:style-name="P12">cnf()</text:p>
        </text:list-item>
        <text:list-item>
          <text:p text:style-name="P12">sat()</text:p>
        </text:list-item>
        <text:list-item>
          <text:p text:style-name="P12">l(), length()</text:p>
        </text:list-item>
        <text:list-item>
          <text:p text:style-name="P12">sufo()</text:p>
        </text:list-item>
        <text:list-item>
          <text:p text:style-name="P13"><text:span text:style-name="T2">pedantic()</text:span></text:p>
        </text:list-item>
        <text:list-item>
          <text:p text:style-name="P13"><text:span text:style-name="T2">latex()</text:span></text:p>
        </text:list-item>
      </text:list>
      <text:h text:style-name="P16" text:outline-level="2">UML</text:h>
      <text:p text:style-name="P1">Klassen:</text:p>
      <text:list xml:id="list1571164193" text:style-name="L6">
        <text:list-item>
          <text:p text:style-name="P4">Formula</text:p>
        </text:list-item>
        <text:list-item>
          <text:p text:style-name="P4">GUI</text:p>
        </text:list-item>
        <text:list-item>
          <text:p text:style-name="P4">Tools</text:p>
        </text:list-item>
      </text:list>
      <text:p text:style-name="P1"/>
      <text:p text:style-name="P9">fragen: </text:p>
      <text:list xml:id="list1560131088" text:style-name="L7">
        <text:list-item>
          <text:p text:style-name="P10">python private classes</text:p>
        </text:list-item>
        <text:list-item>
          <text:p text:style-name="P10">python UML generator?</text:p>
        </text:list-item>
      </text:list>
      <text:h text:style-name="P16" text:outline-level="2"><text:soft-page-break/>Quellcode</text:h>
      <text:list xml:id="list412673211" text:style-name="L8">
        <text:list-item>
          <text:p text:style-name="P5">break lines at max. 120 chars</text:p>
        </text:list-item>
      </text:list>
      <text:p text:style-name="P1"/>
      <text:h text:style-name="P18" text:outline-level="2">Algorithmen</text:h>
      <text:list xml:id="list170701038" text:continue-list="list339797447" text:style-name="L5">
        <text:list-item>
          <text:p text:style-name="P12">Pedantic formula <text:span text:style-name="T2">(Klammerung) → Zeichnung, mit Leveln</text:span></text:p>
        </text:list-item>
        <text:list-item>
          <text:p text:style-name="P12">nnf</text:p>
        </text:list-item>
        <text:list-item>
          <text:p text:style-name="P12">sat</text:p>
        </text:list-item>
        <text:list-item>
          <text:p text:style-name="P12">(d-chains)</text:p>
        </text:list-item>
      </text:list>
      <text:p text:style-name="P2"/>
      <text:h text:style-name="P19" text:outline-level="2">A<text:span text:style-name="T1">usblick</text:span></text:h>
      <text:list xml:id="list992141784" text:style-name="L9">
        <text:list-item>
          <text:p text:style-name="P14">Angedachte Erweiterungen</text:p>
        </text:list-item>
        <text:list-item>
          <text:p text:style-name="P14">z.B. WebGU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us Kleemans</meta:initial-creator>
    <meta:creation-date>2013-02-17T17:36:30</meta:creation-date>
    <dc:date>2013-03-04T18:16:05</dc:date>
    <dc:creator>Adrianus Kleemans</dc:creator>
    <meta:editing-duration>P0D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2" meta:paragraph-count="43" meta:word-count="125" meta:character-count="731" meta:non-whitespace-character-count="679"/>
  </office:meta>
</office:document-meta>
</file>